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fo:font-weight="normal" style:font-weight-asian="normal" style:font-weight-complex="normal"/>
    </style:style>
    <style:style style:name="P7" style:family="paragraph" style:parent-style-name="Standard" style:list-style-name="L2">
      <style:text-properties fo:color="#000000"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P9" style:family="paragraph" style:parent-style-name="Standard" style:list-style-name="L2">
      <style:text-properties style:font-name="Liberation Serif" fo:font-size="12pt" style:font-size-asian="12pt" style:font-size-complex="12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666666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666666" style:font-name="Arial" fo:font-size="13pt" fo:letter-spacing="normal" fo:font-style="normal" fo:font-weight="normal" style:font-size-asian="13pt" style:font-size-complex="13pt"/>
    </style:style>
    <style:style style:name="T6" style:family="text">
      <style:text-properties fo:font-variant="normal" fo:text-transform="none" fo:color="#666666" style:font-name="Arial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7" style:family="text">
      <style:text-properties fo:font-variant="normal" fo:text-transform="none" fo:color="#666666" style:font-name="Arial" fo:font-size="13pt" fo:letter-spacing="normal" fo:font-style="normal" style:text-underline-style="none" fo:font-weight="normal" style:font-size-asian="13pt" style:font-size-complex="13pt"/>
    </style:style>
    <style:style style:name="T8" style:family="text">
      <style:text-properties fo:font-variant="normal" fo:text-transform="none" fo:color="#666666" style:font-name="Arial" fo:font-size="13pt" fo:letter-spacing="normal" fo:font-style="normal" style:text-underline-style="none" fo:font-weight="normal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666666" style:font-name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666666" style:font-name="Arial" fo:font-size="13pt" fo:letter-spacing="normal" fo:font-style="normal" style:text-underline-style="none" fo:font-weight="bold" style:font-size-asian="13pt" style:font-weight-asian="bold" style:font-size-complex="13pt" style:font-weight-complex="bold"/>
    </style:style>
    <style:style style:name="T11" style:family="text">
      <style:text-properties fo:font-variant="normal" fo:text-transform="none" fo:color="#666666" style:font-name="Arial" fo:font-size="13pt" fo:letter-spacing="normal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12" style:family="text">
      <style:text-properties fo:font-variant="normal" fo:text-transform="none" fo:color="#000000" style:font-name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font-name="Aria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style:font-name="Arial" fo:font-size="13pt" fo:letter-spacing="normal" fo:font-style="normal" fo:font-weight="normal" style:font-size-asian="13pt" style:font-size-complex="13pt"/>
    </style:style>
    <style:style style:name="T16" style:family="text">
      <style:text-properties fo:font-variant="normal" fo:text-transform="none" style:font-name="Arial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style:font-size-asian="13pt" style:font-size-complex="13pt"/>
    </style:style>
    <style:style style:name="T19" style:family="text">
      <style:text-properties fo:color="#000000"/>
    </style:style>
    <style:style style:name="T20" style:family="text">
      <style:text-properties fo:color="#000000" style:font-size-asian="13pt" style:font-size-complex="13pt"/>
    </style:style>
    <style:style style:name="T21" style:family="text">
      <style:text-properties fo:color="#000000"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tab/><text:tab/><text:tab/></text:span><text:span text:style-name="T3">Benchmark Report from csc326-group10</text:span></text:p>
      <text:p text:style-name="P2">Tests include: </text:p>
      <text:p text:style-name="Standard">● Usage of CPU with increasing requests</text:p>
      <text:p text:style-name="Standard">● Usage of CPU with max requests</text:p>
      <text:p text:style-name="Standard">● Max number of connections (1 request/ connection) handled by server (with minimized request/connections)</text:p>
      <text:p text:style-name="Standard">● Max number requests from 1 connection</text:p>
      <text:p text:style-name="Standard">● Max number requests with max number of connections</text:p>
      <text:p text:style-name="Standard"/>
      <text:p text:style-name="P1">Test methodology:</text:p>
      <text:list xml:id="list10076805971" text:style-name="L1">
        <text:list-item>
          <text:p text:style-name="P6">Install Apache Benchmark on 1 stance on AWS (testing instance)</text:p>
        </text:list-item>
        <text:list-item>
          <text:p text:style-name="P6">Launch Server on second Instance (official instance) and run FrontEnd code</text:p>
        </text:list-item>
        <text:list-item>
          <text:p text:style-name="P6">use command to run on test instance: ab -n 100 -c 100 <text:a xlink:type="simple" xlink:href="http://172.31.7.105/">http://172.31.7.105/</text:a> . Where the IP is the private IP of server instance.</text:p>
        </text:list-item>
        <text:list-item>
          <text:p text:style-name="P6">Change request and concurrency parameter and aggregate result</text:p>
        </text:list-item>
      </text:list>
      <text:p text:style-name="P4">(Instance configuration: t1.micro )</text:p>
      <text:list xml:id="list2097357891" text:continue-numbering="true" text:style-name="L1">
        <text:list-header>
          <text:p text:style-name="P6"/>
        </text:list-header>
      </text:list>
      <text:p text:style-name="Standard"/>
      <text:p text:style-name="Standard">Table1: With fixed (1000) requests numb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Connections(Concurrency level)</text:p>
          </table:table-cell>
          <table:table-cell table:style-name="Table1.A1" office:value-type="string">
            <text:p text:style-name="Table_20_Contents">Requests</text:p>
          </table:table-cell>
          <table:table-cell table:style-name="Table1.C1" office:value-type="string">
            <text:p text:style-name="Table_20_Contents">Requests handled</text:p>
          </table:table-cell>
        </table:table-row>
        <table:table-row>
          <table:table-cell table:style-name="Table1.A2" office:value-type="string">
            <text:p text:style-name="Table_20_Contents">1</text:p>
          </table:table-cell>
          <table:table-cell table:style-name="Table1.A2" office:value-type="string">
            <text:p text:style-name="Table_20_Contents">10000</text:p>
          </table:table-cell>
          <table:table-cell table:style-name="Table1.C2" office:value-type="string">
            <text:p text:style-name="Table_20_Contents">10000</text:p>
          </table:table-cell>
        </table:table-row>
        <table:table-row>
          <table:table-cell table:style-name="Table1.A2" office:value-type="string">
            <text:p text:style-name="Table_20_Contents">50</text:p>
          </table:table-cell>
          <table:table-cell table:style-name="Table1.A2" office:value-type="string">
            <text:p text:style-name="Table_20_Contents">1000</text:p>
          </table:table-cell>
          <table:table-cell table:style-name="Table1.C2" office:value-type="string">
            <text:p text:style-name="Table_20_Contents">983</text:p>
          </table:table-cell>
        </table:table-row>
        <table:table-row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1000</text:p>
          </table:table-cell>
          <table:table-cell table:style-name="Table1.C2" office:value-type="string">
            <text:p text:style-name="Table_20_Contents">978</text:p>
          </table:table-cell>
        </table:table-row>
        <table:table-row>
          <table:table-cell table:style-name="Table1.A2" office:value-type="string">
            <text:p text:style-name="Table_20_Contents">200</text:p>
          </table:table-cell>
          <table:table-cell table:style-name="Table1.A2" office:value-type="string">
            <text:p text:style-name="Table_20_Contents">1000</text:p>
          </table:table-cell>
          <table:table-cell table:style-name="Table1.C2" office:value-type="string">
            <text:p text:style-name="Table_20_Contents">958</text:p>
          </table:table-cell>
        </table:table-row>
      </table:table>
      <text:p text:style-name="Standard"/>
      <text:p text:style-name="Standard"/>
      <text:p text:style-name="Standard">Table2: With 1 request/connection, find max number of connections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Connections(Concurrency level)</text:p>
          </table:table-cell>
          <table:table-cell table:style-name="Table2.A1" office:value-type="string">
            <text:p text:style-name="Table_20_Contents">Requests (1/connection)</text:p>
          </table:table-cell>
          <table:table-cell table:style-name="Table2.C1" office:value-type="string">
            <text:p text:style-name="Table_20_Contents">Requests handled</text:p>
          </table:table-cell>
        </table:table-row>
        <table:table-row>
          <table:table-cell table:style-name="Table2.A2" office:value-type="string">
            <text:p text:style-name="Table_20_Contents">100</text:p>
          </table:table-cell>
          <table:table-cell table:style-name="Table2.A2" office:value-type="string">
            <text:p text:style-name="Table_20_Contents">100 </text:p>
          </table:table-cell>
          <table:table-cell table:style-name="Table2.C2" office:value-type="string">
            <text:p text:style-name="Table_20_Contents">100</text:p>
          </table:table-cell>
        </table:table-row>
        <table:table-row>
          <table:table-cell table:style-name="Table2.A2" office:value-type="string">
            <text:p text:style-name="Table_20_Contents">250</text:p>
          </table:table-cell>
          <table:table-cell table:style-name="Table2.A2" office:value-type="string">
            <text:p text:style-name="Table_20_Contents">250</text:p>
          </table:table-cell>
          <table:table-cell table:style-name="Table2.C2" office:value-type="string">
            <text:p text:style-name="Table_20_Contents">250</text:p>
          </table:table-cell>
        </table:table-row>
        <table:table-row>
          <table:table-cell table:style-name="Table2.A2" office:value-type="string">
            <text:p text:style-name="Table_20_Contents">300</text:p>
          </table:table-cell>
          <table:table-cell table:style-name="Table2.A2" office:value-type="string">
            <text:p text:style-name="Table_20_Contents">300</text:p>
          </table:table-cell>
          <table:table-cell table:style-name="Table2.C2" office:value-type="string">
            <text:p text:style-name="Table_20_Contents">286</text:p>
          </table:table-cell>
        </table:table-row>
        <table:table-row>
          <table:table-cell table:style-name="Table2.A2" office:value-type="string">
            <text:p text:style-name="Table_20_Contents">400</text:p>
          </table:table-cell>
          <table:table-cell table:style-name="Table2.A2" office:value-type="string">
            <text:p text:style-name="Table_20_Contents">400</text:p>
          </table:table-cell>
          <table:table-cell table:style-name="Table2.C2" office:value-type="string">
            <text:p text:style-name="Table_20_Contents">375</text:p>
          </table:table-cell>
        </table:table-row>
      </table:table>
      <text:p text:style-name="Standard"/>
      <text:p text:style-name="Standard"/>
      <text:p text:style-name="Standard">Table3: Max number requests and concurrency before request loss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Contents">Connections(Concurrency level)</text:p>
          </table:table-cell>
          <table:table-cell table:style-name="Table4.A1" office:value-type="string">
            <text:p text:style-name="Table_20_Contents">Requests </text:p>
          </table:table-cell>
          <table:table-cell table:style-name="Table4.C1" office:value-type="string">
            <text:p text:style-name="Table_20_Contents">Requests handled</text:p>
          </table:table-cell>
        </table:table-row>
        <table:table-row>
          <table:table-cell table:style-name="Table4.A2" office:value-type="string">
            <text:p text:style-name="Table_20_Contents">100</text:p>
          </table:table-cell>
          <table:table-cell table:style-name="Table4.A2" office:value-type="string">
            <text:p text:style-name="Table_20_Contents">200</text:p>
          </table:table-cell>
          <table:table-cell table:style-name="Table4.C2" office:value-type="string">
            <text:p text:style-name="Table_20_Contents">200</text:p>
          </table:table-cell>
        </table:table-row>
        <table:table-row>
          <table:table-cell table:style-name="Table4.A2" office:value-type="string">
            <text:p text:style-name="Table_20_Contents">200</text:p>
          </table:table-cell>
          <table:table-cell table:style-name="Table4.A2" office:value-type="string">
            <text:p text:style-name="Table_20_Contents">300</text:p>
          </table:table-cell>
          <table:table-cell table:style-name="Table4.C2" office:value-type="string">
            <text:p text:style-name="Table_20_Contents">270</text:p>
          </table:table-cell>
        </table:table-row>
        <table:table-row>
          <table:table-cell table:style-name="Table4.A2" office:value-type="string">
            <text:p text:style-name="Table_20_Contents">200</text:p>
          </table:table-cell>
          <table:table-cell table:style-name="Table4.A2" office:value-type="string">
            <text:p text:style-name="Table_20_Contents">230</text:p>
          </table:table-cell>
          <table:table-cell table:style-name="Table4.C2" office:value-type="string">
            <text:p text:style-name="Table_20_Contents">230</text:p>
          </table:table-cell>
        </table:table-row>
        <table:table-row>
          <table:table-cell table:style-name="Table4.A2" office:value-type="string">
            <text:p text:style-name="Table_20_Contents">250</text:p>
          </table:table-cell>
          <table:table-cell table:style-name="Table4.A2" office:value-type="string">
            <text:p text:style-name="Table_20_Contents">250</text:p>
          </table:table-cell>
          <table:table-cell table:style-name="Table4.C2" office:value-type="string">
            <text:p text:style-name="Table_20_Contents">250</text:p>
          </table:table-cell>
        </table:table-row>
        <table:table-row>
          <table:table-cell table:style-name="Table4.A2" office:value-type="string">
            <text:p text:style-name="Table_20_Contents">280</text:p>
          </table:table-cell>
          <table:table-cell table:style-name="Table4.A2" office:value-type="string">
            <text:p text:style-name="Table_20_Contents">300</text:p>
          </table:table-cell>
          <table:table-cell table:style-name="Table4.C2" office:value-type="string">
            <text:p text:style-name="Table_20_Contents">300</text:p>
          </table:table-cell>
        </table:table-row>
        <table:table-row>
          <table:table-cell table:style-name="Table4.A2" office:value-type="string">
            <text:p text:style-name="Table_20_Contents">300</text:p>
          </table:table-cell>
          <table:table-cell table:style-name="Table4.A2" office:value-type="string">
            <text:p text:style-name="Table_20_Contents">300</text:p>
          </table:table-cell>
          <table:table-cell table:style-name="Table4.C2" office:value-type="string">
            <text:p text:style-name="Table_20_Contents">277</text:p>
          </table:table-cell>
        </table:table-row>
      </table:table>
      <text:p text:style-name="P3"><text:soft-page-break/></text:p>
      <text:p text:style-name="P2">Conclusion:</text:p>
      <text:p text:style-name="P8">From Table1, table2, and table3, we conclude that </text:p>
      <text:list xml:id="list1569951096" text:style-name="L2">
        <text:list-item>
          <text:p text:style-name="P9">the max number requests and concurrency for t1.micro should be somewhere between 280-300 connections and around 300 requests.</text:p>
        </text:list-item>
        <text:list-item>
          <text:p text:style-name="P9">The max number of connections ( 1 request/connection) is around 250 before connection loss</text:p>
        </text:list-item>
        <text:list-item>
          <text:p text:style-name="P9">From table1, it seems that there is no limit for max requests from only 1 connection (we reached 10000 requests), however as concurrency level goes up, there is significant drop</text:p>
        </text:list-item>
        <text:list-item>
          <text:p text:style-name="P9">Also by u<text:span text:style-name="T19">sing dstat tool with command: </text:span><text:span text:style-name="T19">“</text:span><text:span text:style-name="T14">dstat --top-cpu-adv --top-latency –top-mem”, we have found that as request and connection number increasing, CPU usage is increasing too. With 400 requests and 300 connections the CPU usage range is from 32% to 41%.</text:span></text:p>
        </text:list-item>
        <text:list-item>
          <text:p text:style-name="P7"><text:span text:style-name="T17">The highest latency we found for 400 requests and 300 connections is 583(ms)</text:span></text:p>
        </text:list-item>
      </text:list>
      <text:p text:style-name="P3"/>
      <text:p text:style-name="P3"/>
      <text:p text:style-name="P2"/>
      <text:p text:style-name="P2"/>
      <text:p text:style-name="P2">Test sample result with 100 requests from 100 concurrencies:</text:p>
      <text:p text:style-name="Standard">Benchmarking 172.31.7.105 (be patient).....done </text:p>
      <text:p text:style-name="Standard"/>
      <text:p text:style-name="Standard"/>
      <text:p text:style-name="Standard">Server Software: <text:s text:c="7"/>WSGIServer/0.1 </text:p>
      <text:p text:style-name="Standard">Server Hostname: <text:s text:c="7"/>172.31.7.105 </text:p>
      <text:p text:style-name="Standard">Server Port: <text:s text:c="11"/>80 </text:p>
      <text:p text:style-name="Standard"/>
      <text:p text:style-name="Standard">Document Path: <text:s text:c="9"/>/ </text:p>
      <text:p text:style-name="Standard">Document Length: <text:s text:c="7"/>516 bytes </text:p>
      <text:p text:style-name="Standard"/>
      <text:p text:style-name="Standard">Concurrency Level: <text:s text:c="5"/>100 </text:p>
      <text:p text:style-name="Standard">Time taken for tests: <text:s text:c="2"/>0.825 seconds </text:p>
      <text:p text:style-name="Standard">Complete requests: <text:s text:c="5"/>100 </text:p>
      <text:p text:style-name="Standard">Failed requests: <text:s text:c="7"/>0 </text:p>
      <text:p text:style-name="Standard">Total transferred: <text:s text:c="5"/>67000 bytes </text:p>
      <text:p text:style-name="Standard">HTML transferred: <text:s text:c="6"/>51600 bytes </text:p>
      <text:p text:style-name="Standard">Requests per second: <text:s text:c="3"/>121.16 [#/sec] (mean) </text:p>
      <text:p text:style-name="Standard">Time per request: <text:s text:c="6"/>825.383 [ms] (mean) </text:p>
      <text:p text:style-name="Standard">Time per request: <text:s text:c="6"/>8.254 [ms] (mean, across all concurrent requests) </text:p>
      <text:p text:style-name="Standard">Transfer rate: <text:s text:c="9"/>79.27 [Kbytes/sec] received </text:p>
      <text:p text:style-name="Standard"/>
      <text:p text:style-name="Standard">Connection Times (ms) </text:p>
      <text:p text:style-name="Standard"><text:s text:c="14"/>min <text:s/>mean[+/-sd] median <text:s text:c="2"/>max </text:p>
      <text:p text:style-name="Standard">Connect: <text:s text:c="7"/>1 <text:s text:c="3"/>2 <text:s text:c="2"/>1.5 <text:s text:c="5"/>1 <text:s text:c="6"/>5 </text:p>
      <text:p text:style-name="Standard">Processing: <text:s text:c="4"/>2 <text:s text:c="2"/>77 185.9 <text:s text:c="5"/>6 <text:s text:c="4"/>820 </text:p>
      <text:p text:style-name="Standard">Waiting: <text:s text:c="7"/>2 <text:s text:c="2"/>76 185.9 <text:s text:c="5"/>5 <text:s text:c="4"/>820 </text:p>
      <text:p text:style-name="Standard">Total: <text:s text:c="9"/>6 <text:s text:c="2"/>78 186.9 <text:s text:c="5"/>7 <text:s text:c="4"/>824 </text:p>
      <text:p text:style-name="Standard"/>
      <text:p text:style-name="Standard">Percentage of the requests served within a certain time (ms) </text:p>
      <text:p text:style-name="Standard"><text:s text:c="2"/>50% <text:s text:c="5"/>7 </text:p>
      <text:p text:style-name="Standard"><text:s text:c="2"/>66% <text:s text:c="5"/>7 </text:p>
      <text:p text:style-name="Standard"><text:soft-page-break/><text:s text:c="2"/>75% <text:s text:c="5"/>7 </text:p>
      <text:p text:style-name="Standard"><text:s text:c="2"/>80% <text:s text:c="4"/>11 </text:p>
      <text:p text:style-name="Standard"><text:s text:c="2"/>90% <text:s text:c="3"/>414 </text:p>
      <text:p text:style-name="Standard"><text:s text:c="2"/>95% <text:s text:c="3"/>419 </text:p>
      <text:p text:style-name="Standard"><text:s text:c="2"/>98% <text:s text:c="3"/>824 </text:p>
      <text:p text:style-name="Standard"><text:s text:c="2"/>99% <text:s text:c="3"/>824 </text:p>
      <text:p text:style-name="Standard"><text:s/>100% <text:s text:c="3"/>824 (longest request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Yang</meta:initial-creator>
    <meta:creation-date>2014-10-27T18:29:57</meta:creation-date>
    <dc:date>2014-10-29T12:30:49</dc:date>
    <dc:creator>Wang Yang</dc:creator>
    <meta:editing-duration>PT44M26S</meta:editing-duration>
    <meta:editing-cycles>32</meta:editing-cycles>
    <meta:generator>LibreOffice/3.5$Linux_X86_64 LibreOffice_project/350m1$Build-2</meta:generator>
    <meta:document-statistic meta:table-count="3" meta:image-count="0" meta:object-count="0" meta:page-count="3" meta:paragraph-count="107" meta:word-count="467" meta:character-count="2048" meta:non-whitespace-character-count="2468"/>
  </office:meta>
</office:document-meta>
</file>